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dc421" officeooo:paragraph-rsid="000dc421" style:font-size-asian="14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bold" officeooo:rsid="00100639" officeooo:paragraph-rsid="00100639" style:font-size-asian="10.5pt" style:font-weight-asian="bold" style:font-size-complex="12pt" style:font-weight-complex="bold"/>
    </style:style>
    <style:style style:name="P3" style:family="paragraph" style:parent-style-name="Standard">
      <style:text-properties fo:font-size="12pt" style:text-underline-style="solid" style:text-underline-width="auto" style:text-underline-color="font-color" fo:font-weight="bold" officeooo:rsid="001643c9" officeooo:paragraph-rsid="001643c9" style:font-size-asian="10.5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bold" officeooo:rsid="000fad0c" officeooo:paragraph-rsid="000fad0c" style:font-size-asian="10.5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fo:font-weight="bold" officeooo:rsid="000fad0c" officeooo:paragraph-rsid="001d351c" style:font-size-asian="10.5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officeooo:rsid="001417f2" officeooo:paragraph-rsid="001417f2" style:font-size-asian="10.5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bold" officeooo:rsid="00205dbd" officeooo:paragraph-rsid="0023f9dd" style:font-size-asian="10.5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fo:font-weight="normal" officeooo:rsid="000fad0c" officeooo:paragraph-rsid="000fad0c"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normal" officeooo:rsid="00125993" officeooo:paragraph-rsid="00125993"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dc421" officeooo:paragraph-rsid="000dc421" style:font-size-asian="10.5pt" style:font-weight-asian="normal" style:font-size-complex="12pt" style:font-weight-complex="normal"/>
    </style:style>
    <style:style style:name="P11" style:family="paragraph" style:parent-style-name="Standard">
      <style:text-properties fo:font-size="12pt" style:text-underline-style="solid" style:text-underline-width="auto" style:text-underline-color="font-color" fo:font-weight="normal" officeooo:rsid="001ef492" officeooo:paragraph-rsid="001ef492" style:font-size-asian="10.5pt" style:font-weight-asian="normal" style:font-size-complex="12pt" style:font-weight-complex="normal"/>
    </style:style>
    <style:style style:name="P12" style:family="paragraph" style:parent-style-name="Standard">
      <style:text-properties fo:font-size="12pt" style:text-underline-style="solid" style:text-underline-width="auto" style:text-underline-color="font-color" fo:font-weight="normal" officeooo:rsid="001417f2" officeooo:paragraph-rsid="001417f2"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205dbd" officeooo:paragraph-rsid="00205dbd" style:font-size-asian="10.5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normal" officeooo:rsid="00205dbd" officeooo:paragraph-rsid="0023f9dd" style:font-size-asian="10.5pt" style:font-weight-asian="normal" style:font-size-complex="12pt" style:font-weight-complex="normal"/>
    </style:style>
    <style:style style:name="P15" style:family="paragraph" style:parent-style-name="Standard">
      <style:text-properties fo:font-size="12pt" style:text-underline-style="solid" style:text-underline-width="auto" style:text-underline-color="font-color" fo:font-weight="normal" officeooo:rsid="0023f9dd" officeooo:paragraph-rsid="0023f9dd"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normal" officeooo:rsid="00253bc9" officeooo:paragraph-rsid="00253bc9" style:font-size-asian="10.5pt" style:font-weight-asian="normal" style:font-size-complex="12pt" style:font-weight-complex="normal"/>
    </style:style>
    <style:style style:name="P17" style:family="paragraph" style:parent-style-name="Standard">
      <style:text-properties fo:font-size="12pt" style:text-underline-style="solid" style:text-underline-width="auto" style:text-underline-color="font-color" fo:font-weight="normal" officeooo:rsid="001aecb5" officeooo:paragraph-rsid="00100639" style:font-size-asian="10.5pt" style:font-weight-asian="normal" style:font-size-complex="12pt" style:font-weight-complex="normal"/>
    </style:style>
    <style:style style:name="P18" style:family="paragraph" style:parent-style-name="Standard">
      <style:text-properties fo:font-size="12pt" style:text-underline-style="solid" style:text-underline-width="auto" style:text-underline-color="font-color" fo:font-weight="normal" officeooo:rsid="0015b13c" officeooo:paragraph-rsid="002a0b20" style:font-size-asian="10.5pt" style:font-weight-asian="normal" style:font-size-complex="12pt" style:font-weight-complex="normal"/>
    </style:style>
    <style:style style:name="P19" style:family="paragraph" style:parent-style-name="Standard">
      <style:text-properties fo:font-size="12pt" style:text-underline-style="solid" style:text-underline-width="auto" style:text-underline-color="font-color" fo:font-weight="normal" officeooo:rsid="002a0b20" officeooo:paragraph-rsid="002a0b20"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dc421" officeooo:paragraph-rsid="000dc421"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fad0c" officeooo:paragraph-rsid="000fad0c"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0fad0c" officeooo:paragraph-rsid="001967f9"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00639" officeooo:paragraph-rsid="00100639"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100639" officeooo:paragraph-rsid="000fad0c"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11c374" officeooo:paragraph-rsid="0011c374"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12562b" officeooo:paragraph-rsid="0012562b"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125993" officeooo:paragraph-rsid="00125993"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417f2" officeooo:paragraph-rsid="001417f2"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643c9" officeooo:paragraph-rsid="001643c9"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82bdd" officeooo:paragraph-rsid="00182bdd"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1aecb5" officeooo:paragraph-rsid="001aecb5"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cba72" officeooo:paragraph-rsid="001cba72"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1d351c" officeooo:paragraph-rsid="001d351c"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1ef492" officeooo:paragraph-rsid="001ef492"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205dbd" officeooo:paragraph-rsid="00205dbd"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205dbd" officeooo:paragraph-rsid="0023f9dd"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23f9dd" officeooo:paragraph-rsid="0023f9dd"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253bc9" officeooo:paragraph-rsid="00253bc9"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1967f9" officeooo:paragraph-rsid="001967f9"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223af3" officeooo:paragraph-rsid="0023f9dd"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2bd16e" officeooo:paragraph-rsid="002bd16e" style:font-size-asian="10.5pt" style:font-weight-asian="normal" style:font-size-complex="12pt" style:font-weight-complex="normal"/>
    </style:style>
    <style:style style:name="P42" style:family="paragraph" style:parent-style-name="Standard">
      <style:text-properties fo:font-size="12pt" style:text-underline-style="none" fo:font-weight="bold" officeooo:rsid="0023f9dd" officeooo:paragraph-rsid="0023f9dd" style:font-size-asian="10.5pt" style:font-weight-asian="bold" style:font-size-complex="12pt" style:font-weight-complex="bold"/>
    </style:style>
    <style:style style:name="P43" style:family="paragraph" style:parent-style-name="Standard">
      <style:text-properties officeooo:paragraph-rsid="000dc421"/>
    </style:style>
    <style:style style:name="P44" style:family="paragraph" style:parent-style-name="Standard">
      <style:text-properties fo:font-size="13pt" style:text-underline-style="solid" style:text-underline-width="auto" style:text-underline-color="font-color" fo:font-weight="normal" officeooo:rsid="000dc421" officeooo:paragraph-rsid="000dc421" style:font-size-asian="13pt" style:font-weight-asian="normal" style:font-size-complex="13pt" style:font-weight-complex="normal"/>
    </style:style>
    <style:style style:name="P45" style:family="paragraph" style:parent-style-name="Standard">
      <style:text-properties fo:font-size="13pt" style:text-underline-style="solid" style:text-underline-width="auto" style:text-underline-color="font-color" fo:font-weight="normal" officeooo:rsid="001643c9" officeooo:paragraph-rsid="001643c9" style:font-size-asian="13pt" style:font-weight-asian="normal" style:font-size-complex="13pt" style:font-weight-complex="normal"/>
    </style:style>
    <style:style style:name="P46" style:family="paragraph" style:parent-style-name="Standard">
      <style:text-properties fo:font-size="13pt" style:text-underline-style="solid" style:text-underline-width="auto" style:text-underline-color="font-color" fo:font-weight="normal" officeooo:rsid="0023f9dd" officeooo:paragraph-rsid="0023f9dd" style:font-size-asian="13pt" style:font-weight-asian="normal" style:font-size-complex="13pt" style:font-weight-complex="normal"/>
    </style:style>
    <style:style style:name="P47" style:family="paragraph" style:parent-style-name="Standard">
      <style:text-properties fo:font-size="13pt" style:text-underline-style="solid" style:text-underline-width="auto" style:text-underline-color="font-color" fo:font-weight="normal" officeooo:rsid="00253bc9" officeooo:paragraph-rsid="00253bc9" style:font-size-asian="13pt" style:font-weight-asian="normal" style:font-size-complex="13pt" style:font-weight-complex="normal"/>
    </style:style>
    <style:style style:name="P48" style:family="paragraph" style:parent-style-name="Standard">
      <style:text-properties officeooo:rsid="001efabf" officeooo:paragraph-rsid="001efabf"/>
    </style:style>
    <style:style style:name="P49" style:family="paragraph" style:parent-style-name="Standard">
      <style:text-properties style:text-underline-style="solid" style:text-underline-width="auto" style:text-underline-color="font-color" officeooo:rsid="001f0538" officeooo:paragraph-rsid="001f0538"/>
    </style:style>
    <style:style style:name="P50" style:family="paragraph" style:parent-style-name="Standard">
      <style:text-properties style:text-underline-style="solid" style:text-underline-width="auto" style:text-underline-color="font-color" officeooo:rsid="00205dbd" officeooo:paragraph-rsid="00205dbd"/>
    </style:style>
    <style:style style:name="P51" style:family="paragraph" style:parent-style-name="Standard">
      <style:text-properties style:text-underline-style="none" officeooo:rsid="00205dbd" officeooo:paragraph-rsid="001f0538"/>
    </style:style>
    <style:style style:name="P52" style:family="paragraph" style:parent-style-name="Standard">
      <style:text-properties officeooo:paragraph-rsid="002a0b20"/>
    </style:style>
    <style:style style:name="P53" style:family="paragraph" style:parent-style-name="Standard">
      <style:text-properties fo:font-size="12pt" style:text-underline-style="none" fo:font-weight="normal" officeooo:rsid="002a0b20" officeooo:paragraph-rsid="002a0b20"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0fad0c" officeooo:paragraph-rsid="00253bc9"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aecb5" style:font-weight-asian="normal" style:font-weight-complex="normal"/>
    </style:style>
    <style:style style:name="T4" style:family="text">
      <style:text-properties style:text-underline-style="none" fo:font-weight="normal" officeooo:rsid="001ef492" style:font-weight-asian="normal" style:font-weight-complex="normal"/>
    </style:style>
    <style:style style:name="T5" style:family="text">
      <style:text-properties style:text-underline-style="none" fo:font-weight="normal" officeooo:rsid="001efabf" style:font-weight-asian="normal" style:font-weight-complex="normal"/>
    </style:style>
    <style:style style:name="T6" style:family="text">
      <style:text-properties style:text-underline-style="none" officeooo:rsid="001d351c"/>
    </style:style>
    <style:style style:name="T7" style:family="text">
      <style:text-properties style:text-underline-style="none" officeooo:rsid="001ef492"/>
    </style:style>
    <style:style style:name="T8" style:family="text">
      <style:text-properties style:text-underline-style="none" officeooo:rsid="00205dbd"/>
    </style:style>
    <style:style style:name="T9" style:family="text">
      <style:text-properties style:text-underline-style="none" officeooo:rsid="00223af3"/>
    </style:style>
    <style:style style:name="T10" style:family="text">
      <style:text-properties style:text-underline-style="none" officeooo:rsid="002f8872"/>
    </style:style>
    <style:style style:name="T11" style:family="text">
      <style:text-properties fo:font-weight="normal" style:font-weight-asian="normal" style:font-weight-complex="normal"/>
    </style:style>
    <style:style style:name="T12" style:family="text">
      <style:text-properties fo:font-weight="normal" officeooo:rsid="0011c374" style:font-weight-asian="normal" style:font-weight-complex="normal"/>
    </style:style>
    <style:style style:name="T13" style:family="text">
      <style:text-properties fo:font-weight="normal" officeooo:rsid="001aecb5" style:font-weight-asian="normal" style:font-weight-complex="normal"/>
    </style:style>
    <style:style style:name="T14" style:family="text">
      <style:text-properties fo:font-size="12pt" style:text-underline-style="none" fo:font-weight="normal" officeooo:rsid="000dc421" style:font-size-asian="10.5pt" style:font-weight-asian="normal" style:font-size-complex="12pt" style:font-weight-complex="normal"/>
    </style:style>
    <style:style style:name="T15" style:family="text">
      <style:text-properties fo:font-size="12pt" style:text-underline-style="none" fo:font-weight="normal" officeooo:rsid="00182bdd" style:font-size-asian="10.5pt" style:font-weight-asian="normal" style:font-size-complex="12pt" style:font-weight-complex="normal"/>
    </style:style>
    <style:style style:name="T16" style:family="text">
      <style:text-properties fo:font-size="12pt" style:text-underline-style="none" fo:font-weight="normal" officeooo:rsid="001417f2" style:font-size-asian="10.5pt" style:font-weight-asian="normal" style:font-size-complex="12pt" style:font-weight-complex="normal"/>
    </style:style>
    <style:style style:name="T17" style:family="text">
      <style:text-properties fo:font-size="12pt" style:text-underline-style="none" fo:font-weight="normal" officeooo:rsid="002a0b20" style:font-size-asian="10.5pt" style:font-weight-asian="normal" style:font-size-complex="12pt" style:font-weight-complex="normal"/>
    </style:style>
    <style:style style:name="T18" style:family="text">
      <style:text-properties fo:font-size="12pt" style:text-underline-style="none" fo:font-weight="normal" officeooo:rsid="002f8872"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0dc421"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2a0b20" style:font-size-asian="10.5pt" style:font-weight-asian="normal" style:font-size-complex="12pt" style:font-weight-complex="normal"/>
    </style:style>
    <style:style style:name="T21" style:family="text">
      <style:text-properties fo:font-size="12pt" style:text-underline-style="solid" style:text-underline-width="auto" style:text-underline-color="font-color" fo:font-weight="bold" officeooo:rsid="001efabf" style:font-size-asian="10.5pt" style:font-weight-asian="bold" style:font-size-complex="12pt"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1ef492" style:font-weight-asian="bold" style:font-weight-complex="bold"/>
    </style:style>
    <style:style style:name="T25" style:family="text">
      <style:text-properties fo:font-weight="bold" style:font-weight-asian="bold" style:font-weight-complex="bold"/>
    </style:style>
    <style:style style:name="T26" style:family="text">
      <style:text-properties officeooo:rsid="00182bdd"/>
    </style:style>
    <style:style style:name="T27" style:family="text">
      <style:text-properties officeooo:rsid="001967f9"/>
    </style:style>
    <style:style style:name="T28" style:family="text">
      <style:text-properties fo:font-size="13pt" fo:font-weight="normal" style:font-size-asian="13pt" style:font-weight-asian="normal" style:font-size-complex="13pt" style:font-weight-complex="normal"/>
    </style:style>
    <style:style style:name="T29" style:family="text">
      <style:text-properties officeooo:rsid="001aecb5"/>
    </style:style>
    <style:style style:name="T30" style:family="text">
      <style:text-properties officeooo:rsid="001cba72"/>
    </style:style>
    <style:style style:name="T31" style:family="text">
      <style:text-properties officeooo:rsid="001ef492"/>
    </style:style>
    <style:style style:name="T32" style:family="text">
      <style:text-properties officeooo:rsid="001efabf"/>
    </style:style>
    <style:style style:name="T33" style:family="text">
      <style:text-properties officeooo:rsid="001f0538"/>
    </style:style>
    <style:style style:name="T34" style:family="text">
      <style:text-properties officeooo:rsid="00205dbd"/>
    </style:style>
    <style:style style:name="T35" style:family="text">
      <style:text-properties officeooo:rsid="00223af3"/>
    </style:style>
    <style:style style:name="T36" style:family="text">
      <style:text-properties officeooo:rsid="0023f9dd"/>
    </style:style>
    <style:style style:name="T37" style:family="text">
      <style:text-properties officeooo:rsid="00272c06"/>
    </style:style>
    <style:style style:name="T38" style:family="text">
      <style:text-properties style:font-name="Liberation Serif1" style:font-name-asian="Liberation Serif1" style:font-name-complex="Liberation Serif1"/>
    </style:style>
    <style:style style:name="T39" style:family="text">
      <style:text-properties officeooo:rsid="002d067d"/>
    </style:style>
    <style:style style:name="T40" style:family="text">
      <style:text-properties officeooo:rsid="002fe3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3: Impuestos en España</text:p>
      <text:p text:style-name="P20"/>
      <text:p text:style-name="P20">El papel del Estado en la economía, y como a través de los impuestos determina las políticas económicas de un país.</text:p>
      <text:p text:style-name="P29"><text:span text:style-name="T22">La economía capitalista es imperfecta.</text:span> Por esa razón, <text:span text:style-name="T22">el Estado interviene para minimizar las imperfecciones de la economía de mercado.</text:span></text:p>
      <text:p text:style-name="P20"/>
      <text:p text:style-name="P20"><text:span text:style-name="T22">IMPUESTO:</text:span> Exacción obligatoria y, en principio, sin contrapartida específica a favor del Estado.</text:p>
      <text:p text:style-name="P20"/>
      <text:p text:style-name="P20">El capitalismo es imperfecto. Crea pobreza y empresas que abusan de su poder a través de su monopolio. Hay que crear un sistema <text:span text:style-name="T25">Robin Hood</text:span> (coger de los ricos para dárselo a los pobres).</text:p>
      <text:p text:style-name="P20"/>
      <text:p text:style-name="P29">Beneficiarios de los impuestos: el Estado, las Regiones y Corporaciones locales.</text:p>
      <text:p text:style-name="P29"/>
      <text:p text:style-name="P45">Principios sobre el pago de impuestos:</text:p>
      <text:p text:style-name="P3"/>
      <text:p text:style-name="P29"><text:span text:style-name="T22">- Del beneficio:</text:span> El contribuyente ha de pagar impuestos en la medida que se beneficia de los servicios que ofrecen las Administraciones Públicas.</text:p>
      <text:p text:style-name="P29"><text:span text:style-name="T22">- De la capacidad de pago:</text:span> El contribuyente ha de pagar impuestos si es capaz de pagarlos.</text:p>
      <text:p text:style-name="P29"/>
      <text:p text:style-name="P30"><text:span text:style-name="T22">Base imponible:</text:span> Cantidad monetaria sobre la que se aplica un % (Tipo impositivo)</text:p>
      <text:p text:style-name="P30"/>
      <text:p text:style-name="P20"><text:span text:style-name="T26">Ej:</text:span>Base imponible, tipo impositivo: 21% del impuesto (IVA)</text:p>
      <text:p text:style-name="P20">hay veces que el impuesto varia o es fijo (tipo de gravamen)</text:p>
      <text:p text:style-name="P20"/>
      <text:p text:style-name="P30">A la base imponible se le aplican <text:span text:style-name="T22">deducciones</text:span>, <text:s/>y se determina la tarifa para determinar la <text:span text:style-name="T22">cuota íntegra</text:span> (base liquidable).</text:p>
      <text:p text:style-name="P30">A esta cuota se le aplica un <text:span text:style-name="T22">multiplicador (tipo impositivo)</text:span>, dependiendo del impuesto, para decidir la cantidad a ingresar en el Tesoro Público.</text:p>
      <text:p text:style-name="P20"/>
      <text:p text:style-name="P20">Antes de la 2ª GM, la intervención del Estado en la economía era muy baja (10-15%)</text:p>
      <text:p text:style-name="P20"/>
      <text:p text:style-name="P44">Justificación de la intervención del Estado:</text:p>
      <text:p text:style-name="P20"/>
      <text:p text:style-name="P30"><text:span text:style-name="T22">Eficiencia:</text:span> Corrección de la “mano invisible del mercado que lo regula todo xd”:</text:p>
      <text:p text:style-name="P30"><text:tab/>Competencia imperfecta, externalidades <text:span text:style-name="T37">(efectos colaterales)</text:span>y bienes públicos.</text:p>
      <text:p text:style-name="P20"/>
      <text:p text:style-name="P30"><text:span text:style-name="T22">Equidad:</text:span> Medidas justas para la población</text:p>
      <text:p text:style-name="P30"><text:tab/>Impuestos progresivos, transferencias.</text:p>
      <text:p text:style-name="P20"/>
      <text:p text:style-name="P30"><text:span text:style-name="T22">Estabilidad:</text:span> Lucha contra el desempleo y la inflación con gasto público, promover el crecimiento económico.</text:p>
      <text:p text:style-name="P20"/>
      <text:p text:style-name="P20"/>
      <text:p text:style-name="P44">Tipos de impuestos:</text:p>
      <text:p text:style-name="P20"/>
      <text:p text:style-name="P10">Según aportación a la redistribución de la Renta:</text:p>
      <text:p text:style-name="P20"/>
      <text:p text:style-name="P43"><text:span text:style-name="T19">Progresivo:</text:span><text:span text:style-name="T14"> Cuanto más ganas, más pagas (función logarítmica). </text:span><text:span text:style-name="T15">A medida que aumenta la base imponible, aumenta también el tipo impositivo.</text:span><text:span text:style-name="T14"> Ej: </text:span><text:span text:style-name="T15">IRPF.</text:span></text:p>
      <text:p text:style-name="P20"/>
      <text:p text:style-name="P20"><text:soft-page-break/><text:span text:style-name="T22">Proporcional:</text:span> Fijos (el porcentaje no paga) (tipo impositivo independiente a la base imponible) Ej: <text:span text:style-name="T26">IVA, impuestos indirectos, Impuesto sobre el Beneficio de las empresas.</text:span></text:p>
      <text:p text:style-name="P20"/>
      <text:p text:style-name="P43"><text:span text:style-name="T19">Regresivo:</text:span><text:span text:style-name="T14"> </text:span><text:span text:style-name="T15">A medida que aumenta la base imponible desciende el tipo impositivo. Ej:</text:span><text:span text:style-name="T14">Tasa de recogida de basura (mucho más elevada para personas individuales que para empresas), </text:span><text:span text:style-name="T15">matrícula de la Universidad</text:span><text:span text:style-name="T14">. </text:span></text:p>
      <text:p text:style-name="P20"/>
      <text:p text:style-name="P8">Según el carácter del impuesto:</text:p>
      <text:p text:style-name="P21"/>
      <text:p text:style-name="P22"><text:span text:style-name="T22">Directo:</text:span> <text:span text:style-name="T27">Recaen directamente sobre el contribuyente. Momento fijo de pago. Gravan los ingresos.</text:span></text:p>
      <text:p text:style-name="P22">Según las características de la persona (impuesto hacia el individuo). </text:p>
      <text:p text:style-name="P22"><text:span text:style-name="T27">E</text:span>j:renta, impuesto de sociedades, <text:span text:style-name="T27">SS.</text:span></text:p>
      <text:p text:style-name="P22"/>
      <text:p text:style-name="P22"><text:span text:style-name="T22">Indirecto:</text:span> Grava a un hecho, no a una persona ni a una empresa. <text:span text:style-name="T27">Trasladables entre varias personas. Se pagan en el momento de adquisición o venta, no en uno fijo. Gravan el consumo. </text:span><text:span text:style-name="T39">Impuestos a la producción.</text:span></text:p>
      <text:p text:style-name="P39">Ej: paquetes de tabaco, IVA, según el valor de un producto (coches de alta gama)</text:p>
      <text:p text:style-name="P21"/>
      <text:p text:style-name="P22"><text:span text:style-name="T22">Tasas:</text:span> <text:span text:style-name="T27">Impuestos exigidos por la Administración Pública en el momento que un ciudadano le demanda un bien o servicio. Las tasas tienen contraprestaciones.</text:span></text:p>
      <text:p text:style-name="P22"><text:s/><text:span text:style-name="T27">Ej: </text:span>de matriculación, hacerte DNI/pasaporte: pagas por usar servicios de administración pública</text:p>
      <text:p text:style-name="P21">(Solo pagas si tienes que hacer algo).</text:p>
      <text:p text:style-name="P21"/>
      <text:p text:style-name="P21"><text:span text:style-name="T22">Contribuciones Especiales:</text:span> P<text:span text:style-name="T27">agados a los ayuntamientos p</text:span>ara obras públicas.</text:p>
      <text:p text:style-name="P21">(Ej: poner una rampa en unas escaleras, poner luz en una urbanización)</text:p>
      <text:p text:style-name="P21"/>
      <text:p text:style-name="P4">Personas: Personas Físicas</text:p>
      <text:p text:style-name="P4">Empresas: Personas Jurídicas</text:p>
      <text:p text:style-name="P4"/>
      <text:p text:style-name="P21"/>
      <text:p text:style-name="P5"><text:span text:style-name="T28">Impuestos en España:</text:span><text:span text:style-name="T2"><text:line-break/><text:line-break/></text:span><text:span text:style-name="T11">IRPF:</text:span><text:span text:style-name="T2"> </text:span><text:span text:style-name="T3">Personal, progresivo y directo.</text:span></text:p>
      <text:p text:style-name="P2"><text:span text:style-name="T11">Es progresivo con una escala </text:span><text:span text:style-name="T12">(según lo que ganes, el porcentaje es mayor). </text:span><text:span text:style-name="T13">Grava la renta obtenida en un año por las personas residentes en España.</text:span></text:p>
      <text:p text:style-name="P17"/>
      <text:p text:style-name="P23">Desglosar ingresos en tramos (ahorro, trabajo…). <text:span text:style-name="T29">Cada tramo de renta tiene que pagar un cierto nivel de tipo impositivo.</text:span></text:p>
      <text:p text:style-name="P23"/>
      <text:p text:style-name="P31">Se paga en función de los ingresos: Sueldos, dividendos, alquileres, rendimientos de actividades personales y artísticas, deportivas y empresariales. <text:span text:style-name="T30">También se pueden descontar según necesidades (hijos, enfermedad…).</text:span></text:p>
      <text:p text:style-name="P31"/>
      <text:p text:style-name="P32">A partir de 60000€ anuales, se paga un IRPF del 45%.</text:p>
      <text:p text:style-name="P33">Rentas de capital-ahorro: Tipo único del 21-25 y 27%.</text:p>
      <text:p text:style-name="P33"/>
      <text:p text:style-name="P33"><text:span text:style-name="T22">Retenciones:</text:span> Hacienda retiene un % de los ingresos del contribuyente para asegurarse que los pagará a través de la declaración de la renta. Ésta determina la cantidad a pagar, y si es superior a la cantidad a pagar, Hacienda te devuelve dinero (declaración negativa).</text:p>
      <text:p text:style-name="P33"/>
      <text:p text:style-name="P23">La tributación media de los trabajadores es superior en relación a la de los empresarios.</text:p>
      <text:p text:style-name="P25"><text:soft-page-break/>Hacienda controla mejor los impuestos de los trabajadores que de los empresarios, porque saben exactamente lo que cobran y lo que tienen que pagar.</text:p>
      <text:p text:style-name="P25"/>
      <text:p text:style-name="P8">Impuesto de sociedades:<text:span text:style-name="T1"> </text:span><text:span text:style-name="T6">Grava los beneficios obtenidos por las empresas. Progresivo.</text:span></text:p>
      <text:p text:style-name="P25">Tipo general: 25%.</text:p>
      <text:p text:style-name="P34">Lo tienen que pagar todas las empresas que paguen IRPF, en función del beneficio anual de éstas.</text:p>
      <text:p text:style-name="P25">Reducen el porcentaje para cooperativas <text:span text:style-name="T31">(20%)</text:span>, emprendedores <text:span text:style-name="T31">(15%)</text:span>, fundaciones <text:span text:style-name="T31">(10%)</text:span>, sociedades de inversión <text:span text:style-name="T31">(1%).</text:span></text:p>
      <text:p text:style-name="P26">Las grandes multinacionales pagan muy poco impuesto sobre sociedades en relación a las empresas más pequeñas.</text:p>
      <text:p text:style-name="P26">Los bancos pagan MUY poco (y luego piden rescates xd).</text:p>
      <text:p text:style-name="P26"/>
      <text:p text:style-name="P26">El modelo impositivo español se basa sobretodo en el IRPF, de cara al futuro tendrá que cambiar porque los robots representarán un alto % del PIB.</text:p>
      <text:p text:style-name="P24"/>
      <text:p text:style-name="P9">IVA:<text:span text:style-name="T1"> </text:span><text:span text:style-name="T7">Impuesto sobre el Valor añadido. Afecta tanto a las empresas como a los que compramos. Grava los valores añadidos que se van creando en el proceso productivo.</text:span></text:p>
      <text:p text:style-name="P11"><text:span text:style-name="T7">E</text:span><text:span text:style-name="T1">j: elaboración del pan (iva para recolectar el trigo, iva para molerlo, iva para transportar la harina e iva para el panadero y su elaboración).</text:span></text:p>
      <text:p text:style-name="P27"/>
      <text:p text:style-name="P12">3 tipos:</text:p>
      <text:p text:style-name="P12"/>
      <text:p text:style-name="P28"><text:span text:style-name="T23">-</text:span><text:span text:style-name="T24">General (21%):</text:span><text:span text:style-name="T31"> Electrodomésticos, ropa, calzado, tabaco, bricolaje, servicios de fontanería, construcción, coches, productos </text:span>de belleza y aseo personal, energía y lubricantes, servicios profesionales.</text:p>
      <text:p text:style-name="P28">-Entradas a espectáculos culturales (cine, teatro, circo, conciertos, bibliotecas, museos, exposiciones).</text:p>
      <text:p text:style-name="P28"><text:s/>-Servicios prestados por artistas y personas físicas.</text:p>
      <text:p text:style-name="P28">-Flores y plantas ornamentales.</text:p>
      <text:p text:style-name="P28">-Servicios mixtos de hostelería (es decir, discotecas o restaurantes con espectáculo).</text:p>
      <text:p text:style-name="P28">-Servicios funerarios y peluquerías</text:p>
      <text:p text:style-name="P28">-Servicios de radiodifusión y de televisión digital</text:p>
      <text:p text:style-name="P28">-Adquisición de obras de arte.</text:p>
      <text:p text:style-name="P28"/>
      <text:p text:style-name="P18">Pago a Hacienda = Repercutido – soportado</text:p>
      <text:p text:style-name="P52"><text:span text:style-name="T20">IVA Repercutido:</text:span><text:span text:style-name="T17"> IVA que cobras de los clientes </text:span><text:span text:style-name="T18">como compañía cuando les facturas un servicio.</text:span></text:p>
      <text:p text:style-name="P19">IVA Soportado:<text:span text:style-name="T1"> </text:span><text:span text:style-name="T10">Cantidad que paga la empresa como cliente a la hora de adquirir un producto o servicio.</text:span></text:p>
      <text:p text:style-name="P53"/>
      <text:p text:style-name="P53">Con esto se ve que tienes al día las facturas y eres un buen contable.</text:p>
      <text:p text:style-name="P28"/>
      <text:p text:style-name="P6">-<text:span text:style-name="T31">Reducido (10%):</text:span><text:span text:style-name="T4"> La mayoría de productos alimenticios, </text:span><text:span text:style-name="T5">p</text:span><text:span text:style-name="T4">roductos sanitarios, </text:span><text:span text:style-name="T5">t</text:span><text:span text:style-name="T4">ransporte de viajeros y equipajes, </text:span><text:span text:style-name="T5">l</text:span><text:span text:style-name="T4">a mayoría de servicios de hostelería, </text:span><text:span text:style-name="T5">v</text:span><text:span text:style-name="T4">enta de viviendas </text:span><text:span text:style-name="T5">y s</text:span><text:span text:style-name="T4">ervicios de limpieza.</text:span></text:p>
      <text:p text:style-name="Standard"><text:span text:style-name="T16">-</text:span><text:span text:style-name="T21">Superreducido(4%):</text:span> <text:span text:style-name="T32">Bienes de primera necesidad (pan, leche, queso, huevos, frutas y verduras, hortalizas, legumbres, cereales y tubérculos), libros, periódicos y revistas, medicamentos, coches y prótesis para minusválidos y viviendas de protección oficial.</text:span></text:p>
      <text:p text:style-name="Standard"/>
      <text:p text:style-name="P48">Hacienda hace la EOS (Estimación Objetiva Singular), <text:span text:style-name="T33">donde estima a través de indicadores, la cantidad que tienen que pagar los contribuyentes cada 3 meses (tanto en IVA como en IRPF).</text:span></text:p>
      <text:p text:style-name="P48"/>
      <text:p text:style-name="P49">Impuesto sobre el patrimonio:</text:p>
      <text:p text:style-name="P49"><text:soft-page-break/><text:span text:style-name="T1">Lo paga la gente con un patrimonio superior a 700k€. Gastos deducibles hasta 300k€ por préstamos o hipotecas. Es decir, lo pagan los millonarios. </text:span><text:span text:style-name="T8">Impuesto cedido a las comunidades autónomas (ellas lo gestionan y lo ingresan).</text:span></text:p>
      <text:p text:style-name="P51"/>
      <text:p text:style-name="P50"/>
      <text:p text:style-name="P50"><text:span text:style-name="T34">I</text:span>mpuesto sobre las sucesiones:</text:p>
      <text:p text:style-name="P35">Lo paga la gente que hereda, ya sea después de la muerte de un familiar o por un seguro de vida de otra persona. Varia mucho según la comunidad donde vivas. Cuanto más lejano sea el parentesco del heredero más se paga. Si recibes mucho, pagas más, y si ya tenías dinero antes de recibir la herencia, también pagas más.</text:p>
      <text:p text:style-name="P13">Impuestos sobre Transmisiones Patrimoniales y Actos Jurídicos Documentados:</text:p>
      <text:p text:style-name="P35">Gravan la compra-venta de patrimonio, la creación y variación del capital de empresas y la inscripción en el Registro Mercantil. También la constitución de hipotecas.</text:p>
      <text:p text:style-name="P35"/>
      <text:p text:style-name="P35"><text:span text:style-name="T22">Impuestos especiales:</text:span> Afectan a las empresas de alcohol, hidrocarburos y tabaco</text:p>
      <text:p text:style-name="P28"/>
      <text:p text:style-name="P14">Cotizaciones en la SS:<text:span text:style-name="T1"> </text:span><text:span text:style-name="T9">Impuestos que paga todo el mundo para mantener el sistema de pensiones y la sanidad pública. Insuficiente para hacer frente a todos los gastos.</text:span></text:p>
      <text:p text:style-name="P40"/>
      <text:p text:style-name="P7"><text:span text:style-name="T36">Empresas pequeñas: Facturan &lt;3M€ al año</text:span><text:span text:style-name="T35"> </text:span></text:p>
      <text:p text:style-name="P36"/>
      <text:p text:style-name="P46">Distribución de impuestos:</text:p>
      <text:p text:style-name="P28"/>
      <text:p text:style-name="P37"><text:span text:style-name="T22">Centrales:</text:span> Coordinados por el Estado (Sociedades, 50% IRPF e IVA, 42% Especiales)</text:p>
      <text:p text:style-name="P37"/>
      <text:p text:style-name="P37"><text:span text:style-name="T22">Autonómicos:</text:span> Gestionados por las CC.AA (Patrimonio, Sucesiones, Transmisiones y AJD, Propios, % Participaciones de ingresos al Estado, Juego, 50% restante de IVA e IRPF, 58% especiales)</text:p>
      <text:p text:style-name="P37"/>
      <text:p text:style-name="P37"><text:span text:style-name="T22">Locales:</text:span> Gestionados por los ayuntamientos de las ciudades (Bienes Inmuebles, IAE, Vehículos, Tasas, Casos especiales, % Participaciones de ingresos al Estado).</text:p>
      <text:p text:style-name="P37"/>
      <text:p text:style-name="P15">Balanzas fiscales:<text:span text:style-name="T1"> Lo que ha recaudado cada comunidad autónoma por habitante.</text:span></text:p>
      <text:p text:style-name="P37"/>
      <text:p text:style-name="P37">Superávit: Dinero positivo, contrario de déficit, falta o deuda.</text:p>
      <text:p text:style-name="P37"/>
      <text:p text:style-name="P37"/>
      <text:p text:style-name="P46">Presión fiscal en España:</text:p>
      <text:p text:style-name="P42">Presión fiscal = (Pago por impuestos + Pagos por cotizaciones SS) / PIB de España</text:p>
      <text:p text:style-name="P37">La presión fiscal en España ha ido subiendo con los años.</text:p>
      <text:p text:style-name="P37"/>
      <text:p text:style-name="P46">Los presupuestos del Estado:</text:p>
      <text:p text:style-name="P37">Divididos en ingresos (lo que esperan recaudar de sus ciudadanos) y gastos (cómo usarán el dinero que nos han sustraído)</text:p>
      <text:p text:style-name="P37"/>
      <text:p text:style-name="P38"><text:span text:style-name="T22">Ingresos:</text:span> Cotizaciones de la SS, IRPF e IVA y Tasas + Impuesto de sociedades.</text:p>
      <text:p text:style-name="P38"/>
      <text:p text:style-name="P16">Gastos: </text:p>
      <text:p text:style-name="P38">Protección social (Pensiones, paro, ayudas sociales) en u<text:span text:style-name="T40">n</text:span> 18% del PIB.</text:p>
      <text:p text:style-name="P38">Gastos ordinarios (Sueldos públicos) en un 7% del PIB.</text:p>
      <text:p text:style-name="P38">Sanidad un 6% del PIB (muy poco).</text:p>
      <text:p text:style-name="P38">Inversiones un 4% del PIB.</text:p>
      <text:p text:style-name="P38">Educación un 4% del PIB (muy poco).</text:p>
      <text:p text:style-name="P38"><text:soft-page-break/>Intereses de la Deuda Pública en un 2,5% del PIB.</text:p>
      <text:p text:style-name="P38">Seguridad (policía, prisiones, justicia) en un 2% del PIB.</text:p>
      <text:p text:style-name="P38">Subvenciones y cultura en un 1% del PIB.</text:p>
      <text:p text:style-name="P38">Defensa en un 0,9% del PIB.</text:p>
      <text:p text:style-name="P38">Medio ambiente en un 0,8% del PIB.</text:p>
      <text:p text:style-name="P16"/>
      <text:p text:style-name="P16"/>
      <text:p text:style-name="P47">Déficit y deuda pública:</text:p>
      <text:p text:style-name="P16">Déficit público:<text:span text:style-name="T1"> Diferencia entre los ingresos y los gastos del Estado (no financieros). Representa el endeudamiento total del Estado. Referenciados en el tratado de Maastricht (3% del PIB para déficit público y 60% para deuda pública).</text:span></text:p>
      <text:p text:style-name="P38"/>
      <text:p text:style-name="P16">Deuda Pública:<text:span text:style-name="T1"> Instrumento que usan los Estados para resolver la falta puntual de dinero (financiar sus gastos cuando no se los pueden permitir con los impuestos recaudados). El Estado puede emitir Bonos para que los interesados compren esta Deuda.</text:span></text:p>
      <text:p text:style-name="P54"/>
      <text:p text:style-name="P47">Evasión fiscal e ingeniería financiera:</text:p>
      <text:p text:style-name="P8"/>
      <text:p text:style-name="P38">El 80% de las compañías españolas que cotizan en el IBEX tienen dinero en paraísos fiscales.</text:p>
      <text:p text:style-name="P38">El 72% <text:s/>de la evasión fiscal en España es realizada por las compañías más grandes.</text:p>
      <text:p text:style-name="P38"/>
      <text:p text:style-name="P16">Cómo hacen las grandes empresas para pagar menos/evitar pagar impuestos?</text:p>
      <text:p text:style-name="P38">Trasladan sus beneficios a países con bajos impuestos o paraísos fiscales.</text:p>
      <text:p text:style-name="P38"/>
      <text:p text:style-name="P38">-Pago de royalties: Transferencia de la filial a la empresa “madre” de pagos.</text:p>
      <text:p text:style-name="P38">-Manipulación de precios de compras intragrupales.</text:p>
      <text:p text:style-name="P38">-Cobro de la filial de pagos en asistencia, consultoría…</text:p>
      <text:p text:style-name="P16"/>
      <text:p text:style-name="P47">Paraísos fiscales</text:p>
      <text:p text:style-name="P47"/>
      <text:p text:style-name="P16">Características:</text:p>
      <text:p text:style-name="P38">-No ponen impuestos a los movimientos y operaciones financieras.</text:p>
      <text:p text:style-name="P38">-Niveles de tributación bajos o inexistentes.</text:p>
      <text:p text:style-name="P38">-Ventajas fiscales abusivas para los no residentes.</text:p>
      <text:p text:style-name="P38">-Garantía de secreto bancario y mercantil (opacidad).</text:p>
      <text:p text:style-name="P38">-Permisión de residencia de empresas sin actividad económica en el país.</text:p>
      <text:p text:style-name="P38"/>
      <text:p text:style-name="P41">Valor producción <text:span text:style-name="T38">≈ </text:span>Gasto <text:span text:style-name="T38">≈ </text:span>Renta <text:span text:style-name="T38">≈ </text:span>Valor añadido (esquema circular de la ren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4T17:01:37.409274968</meta:creation-date>
    <meta:generator>LibreOffice/6.4.6.2$Linux_X86_64 LibreOffice_project/40$Build-2</meta:generator>
    <dc:date>2021-03-15T13:12:17.183221979</dc:date>
    <meta:editing-duration>PT7H54M7S</meta:editing-duration>
    <meta:editing-cycles>6</meta:editing-cycles>
    <meta:document-statistic meta:table-count="0" meta:image-count="0" meta:object-count="0" meta:page-count="5" meta:paragraph-count="124" meta:word-count="1716" meta:character-count="11069" meta:non-whitespace-character-count="9465"/>
  </office:meta>
</office:document-meta>
</file>